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5.334cm" style:rel-column-width="21845*"/>
    </style:style>
    <style:style style:name="Table1.1" style:family="table-row">
      <style:table-row-properties style:min-row-height="1.296cm"/>
    </style:style>
    <style:style style:name="Table1.A1" style:family="table-cell">
      <style:table-cell-properties fo:padding="0.097cm" fo:border-left="none" fo:border-right="none" fo:border-top="none" fo:border-bottom="0.25pt solid #000000"/>
    </style:style>
    <style:style style:name="Table1.B1" style:family="table-cell">
      <style:table-cell-properties fo:padding="0.097cm" fo:border="none"/>
    </style:style>
    <style:style style:name="P1" style:family="paragraph" style:parent-style-name="Text_20_body">
      <style:paragraph-properties fo:line-height="115%" fo:text-align="center" style:justify-single-word="false"/>
      <style:text-properties style:font-name="Arial" fo:font-size="12pt" fo:language="hr" fo:country="H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line-height="100%"/>
      <style:text-properties style:font-name="Arial" fo:font-size="9pt" style:font-size-asian="9pt" style:font-size-complex="9pt"/>
    </style:style>
    <style:style style:name="P4" style:family="paragraph" style:parent-style-name="Text_20_body">
      <style:text-properties style:font-name="Arial" fo:font-size="9pt" fo:language="hr" fo:country="HR" officeooo:paragraph-rsid="006690d5" style:font-size-asian="9pt" style:font-size-complex="9pt"/>
    </style:style>
    <style:style style:name="P5" style:family="paragraph" style:parent-style-name="Text_20_body">
      <style:paragraph-properties fo:line-height="100%"/>
      <style:text-properties style:font-name="Arial" fo:font-size="9pt" fo:language="hr" fo:country="HR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9pt" fo:language="hr" fo:country="HR" officeooo:paragraph-rsid="0064a2ec" style:font-size-asian="9pt" style:font-size-complex="9pt"/>
    </style:style>
    <style:style style:name="P7" style:family="paragraph" style:parent-style-name="Text_20_body">
      <style:text-properties style:font-name="Arial" fo:font-size="9pt" fo:language="hr" fo:country="HR" officeooo:paragraph-rsid="006e1c6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690d5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9pt" officeooo:paragraph-rsid="00678eca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Arial" fo:font-size="9pt" fo:language="hr" fo:country="HR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style:font-name="Arial" fo:font-size="9pt" fo:language="hr" fo:country="HR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Arial" fo:language="hr" fo:country="HR" officeooo:paragraph-rsid="006690d5"/>
    </style:style>
    <style:style style:name="P15" style:family="paragraph" style:parent-style-name="Text_20_body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7.84999990463257pt" style:font-name-complex="Arial1" style:font-size-complex="9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paragraph-properties fo:text-align="center" style:justify-single-word="false"/>
      <style:text-properties style:font-name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paragraph-rsid="009ee19b" style:font-size-asian="10pt" style:font-weight-asian="bold" style:font-size-complex="10pt" style:font-weight-complex="bold"/>
    </style:style>
    <style:style style:name="P19" style:family="paragraph" style:parent-style-name="Return_20_Address" style:list-style-name="" style:master-page-name="">
      <style:paragraph-properties fo:margin-left="0cm" fo:margin-right="0cm" fo:line-height="1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20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2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10pt" style:font-name-complex="Arial1" style:font-size-complex="10pt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10pt" style:font-name-complex="Arial1" style:font-size-complex="10pt"/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7d44ca" style:font-size-asian="10pt" style:font-name-complex="Arial1" style:font-size-complex="10pt"/>
    </style:style>
    <style:style style:name="P2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style:font-size-asian="10pt" style:font-weight-asian="bold" style:font-name-complex="Arial1" style:font-size-complex="10pt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fo:font-weight="bold" officeooo:paragraph-rsid="002d1b5f" style:font-size-asian="10pt" style:font-weight-asian="bold" style:font-name-complex="Arial1" style:font-size-complex="10pt"/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style:font-size-asian="8.75pt" style:font-name-complex="Arial1" style:font-size-complex="10pt"/>
    </style:style>
    <style:style style:name="P3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0pt" fo:language="hr" fo:country="HR" officeooo:paragraph-rsid="002d1b5f" style:font-size-asian="8.75pt" style:font-name-complex="Arial1" style:font-size-complex="10pt"/>
    </style:style>
    <style:style style:name="P3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style:font-size-asian="14pt" style:font-weight-asian="bold" style:font-name-complex="Arial1" style:font-size-complex="14pt"/>
    </style:style>
    <style:style style:name="P3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1b5f" officeooo:paragraph-rsid="002d1b5f" style:font-size-asian="14pt" style:font-weight-asian="bold" style:font-name-complex="Arial1" style:font-size-complex="14pt"/>
    </style:style>
    <style:style style:name="P34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14pt" fo:language="hr" fo:country="HR" fo:font-weight="bold" officeooo:rsid="002d50c0" officeooo:paragraph-rsid="002d50c0" style:font-size-asian="14pt" style:font-weight-asian="bold" style:font-name-complex="Arial1" style:font-size-complex="14pt"/>
    </style:style>
    <style:style style:name="P3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style:font-size-asian="7pt" style:font-name-complex="Arial1" style:font-size-complex="7pt"/>
    </style:style>
    <style:style style:name="P3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7pt" fo:language="hr" fo:country="HR" officeooo:paragraph-rsid="002d1b5f" style:font-size-asian="7pt" style:font-name-complex="Arial1" style:font-size-complex="7pt"/>
    </style:style>
    <style:style style:name="P3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3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3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0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style:font-size-asian="9pt" style:font-name-complex="Arial1" style:font-size-complex="9pt"/>
    </style:style>
    <style:style style:name="P41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2d1b5f" style:font-size-asian="9pt" style:font-name-complex="Arial1" style:font-size-complex="9pt"/>
    </style:style>
    <style:style style:name="P42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9pt" fo:language="hr" fo:country="HR" officeooo:paragraph-rsid="0063df30" style:font-size-asian="9pt" style:font-name-complex="Arial1" style:font-size-complex="9pt"/>
    </style:style>
    <style:style style:name="P43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1" fo:language="hr" fo:country="HR" fo:font-weight="bold" style:font-weight-asian="bold" style:font-name-complex="Arial1"/>
    </style:style>
    <style:style style:name="P4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language="hr" fo:country="HR" style:font-name-complex="Arial1"/>
    </style:style>
    <style:style style:name="P45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style:font-size-asian="6pt" style:font-name-complex="Arial1" style:font-size-complex="6pt"/>
    </style:style>
    <style:style style:name="P46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6c0e8e" style:font-size-asian="6pt" style:font-name-complex="Arial1" style:font-size-complex="6pt"/>
    </style:style>
    <style:style style:name="P4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54c369" style:font-size-asian="6pt" style:font-name-complex="Arial1" style:font-size-complex="6pt"/>
    </style:style>
    <style:style style:name="P48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50d8a3" officeooo:paragraph-rsid="006c0e8e" style:font-size-asian="6pt" style:font-name-complex="Arial1" style:font-size-complex="6pt"/>
    </style:style>
    <style:style style:name="P4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54c369" style:font-size-asian="6pt" style:font-name-complex="Arial1" style:font-size-complex="6pt"/>
    </style:style>
    <style:style style:name="P5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8ea03e" style:font-size-asian="6pt" style:font-name-complex="Arial1" style:font-size-complex="6pt"/>
    </style:style>
    <style:style style:name="P5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2d1b5f" style:font-size-asian="6pt" style:font-name-complex="Arial1" style:font-size-complex="6pt"/>
    </style:style>
    <style:style style:name="P5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paragraph-rsid="00aa9de0" style:font-size-asian="6pt" style:font-name-complex="Arial1" style:font-size-complex="6pt"/>
    </style:style>
    <style:style style:name="P5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1" fo:font-size="6pt" fo:language="hr" fo:country="HR" officeooo:rsid="0063df30" officeooo:paragraph-rsid="0063df30" style:font-size-asian="6pt" style:font-name-complex="Arial1" style:font-size-complex="6pt"/>
    </style:style>
    <style:style style:name="P54" style:family="paragraph" style:parent-style-name="Return_20_Address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63df30" style:font-size-asian="9pt" style:font-name-complex="Arial1" style:font-size-complex="9pt"/>
    </style:style>
    <style:style style:name="P5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5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1" fo:font-size="9pt" fo:language="hr" fo:country="HR" style:font-size-asian="9pt" style:font-name-complex="Arial1" style:font-size-complex="9pt"/>
    </style:style>
    <style:style style:name="T2" style:family="text">
      <style:text-properties fo:color="#404040" style:font-name="Arial1" fo:language="hr" fo:country="HR" officeooo:rsid="0023afd8" style:font-name-complex="Arial1"/>
    </style:style>
    <style:style style:name="T3" style:family="text">
      <style:text-properties fo:color="#404040" style:font-name="Arial1" fo:language="hr" fo:country="HR" officeooo:rsid="003182ce" style:font-name-complex="Arial1"/>
    </style:style>
    <style:style style:name="T4" style:family="text">
      <style:text-properties fo:color="#404040" style:font-name="Arial1" fo:font-size="12pt" fo:language="hr" fo:country="HR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404040" style:font-name="Arial1" fo:font-size="12pt" fo:language="hr" fo:country="HR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fo:color="#404040" style:font-name="Arial1" fo:font-size="12pt" fo:language="hr" fo:country="HR" fo:font-weight="bold" officeooo:rsid="0023afd8" style:font-size-asian="12pt" style:font-weight-asian="bold" style:font-name-complex="Arial1" style:font-size-complex="12pt" style:font-weight-complex="bold"/>
    </style:style>
    <style:style style:name="T7" style:family="text">
      <style:text-properties fo:color="#404040" style:font-name="Arial1" fo:font-size="12pt" fo:language="hr" fo:country="HR" style:text-underline-style="none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fo:color="#404040" style:font-name="Arial1" fo:font-size="12pt" fo:language="hr" fo:country="HR" style:text-underline-style="none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404040" style:font-name="Arial1" fo:font-size="12pt" fo:language="hr" fo:country="HR" style:font-size-asian="12pt" style:font-name-complex="Arial1" style:font-size-complex="12pt"/>
    </style:style>
    <style:style style:name="T10" style:family="text">
      <style:text-properties fo:color="#404040" fo:language="hr" fo:country="HR" fo:font-weight="bold" style:font-weight-asian="bold" style:font-name-complex="Arial1" style:font-weight-complex="bold"/>
    </style:style>
    <style:style style:name="T11" style:family="text">
      <style:text-properties fo:color="#404040" fo:language="hr" fo:country="HR" style:text-underline-style="none" fo:font-weight="bold" style:font-weight-asian="bold" style:font-name-complex="Arial1" style:font-weight-complex="bold"/>
    </style:style>
    <style:style style:name="T12" style:family="text">
      <style:text-properties fo:color="#404040" fo:language="hr" fo:country="HR" style:text-underline-style="none" fo:font-weight="bold" officeooo:rsid="006690d5" style:font-weight-asian="bold" style:font-name-complex="Arial1" style:font-weight-complex="bold"/>
    </style:style>
    <style:style style:name="T13" style:family="text">
      <style:text-properties fo:color="#404040" fo:font-size="9pt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fo:color="#404040" fo:font-weight="normal" officeooo:rsid="0023afd8" style:font-weight-asian="normal" style:font-name-complex="Arial1" style:font-weight-complex="normal"/>
    </style:style>
    <style:style style:name="T15" style:family="text">
      <style:text-properties fo:font-size="7pt" officeooo:rsid="00257be2" style:font-size-asian="7pt" style:font-size-complex="7pt"/>
    </style:style>
    <style:style style:name="T16" style:family="text">
      <style:text-properties fo:language="hr" fo:country="HR"/>
    </style:style>
    <style:style style:name="T17" style:family="text">
      <style:text-properties fo:language="hr" fo:country="HR" fo:font-weight="bold"/>
    </style:style>
    <style:style style:name="T18" style:family="text">
      <style:text-properties fo:language="hr" fo:country="HR" style:text-underline-style="none" fo:font-weight="normal" officeooo:rsid="00fe36e0" style:font-name-asian="Arial1" style:font-weight-asian="normal" style:font-name-complex="Arial1" style:font-weight-complex="normal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officeooo:rsid="006690d5" style:font-size-asian="9pt" style:font-size-complex="9pt"/>
    </style:style>
    <style:style style:name="T21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ext-input text:description="&lt; setLang(company.partner_id.lang  or 'en_US') &gt;">set_lang</text:text-input><text:s/><text:text-input text:description="&lt;if test=&quot;'Legal' in o.holiday_status_id.name and o.type =='remove'&quot;&gt;">if legal leave</text:text-input></text:p>
      <text:p text:style-name="P52"/>
      <text:p text:style-name="P22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24"/>
      <text:p text:style-name="P27"/>
      <text:p text:style-name="P24"/>
      <text:p text:style-name="P24"/>
      <text:p text:style-name="P24"/>
      <text:p text:style-name="P24"/>
      <text:p text:style-name="P32"><text:text-input text:description="&lt; _('ZAHTJEV ZA KORIŠTENJE GODIŠNJEG ODMORA ZA') &gt;">ZAHTJEV ZA KORIŠTENJE GODIŠNJEG ODMORA ZA</text:text-input><text:s/><text:text-input text:description="&lt; o.holiday_status_id.year or '' &gt;">Year</text:text-input>.</text:p>
      <text:p text:style-name="P28"/>
      <text:p text:style-name="P28"/>
      <text:p text:style-name="P28"/>
      <text:p text:style-name="P24"/>
      <text:p text:style-name="P24"/>
      <text:p text:style-name="P55"><text:span text:style-name="T3"><text:text-input text:description="&lt;_('Datum zahtjeva')&gt;">Datum zahtjeva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24"/>
      <text:p text:style-name="P24"/>
      <text:p text:style-name="P24"/>
      <text:p text:style-name="P55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24"/>
      <text:p text:style-name="P24"/>
      <text:p text:style-name="P24"/>
      <text:p text:style-name="P21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&gt;">DateTo</text:text-input></text:span></text:p>
      <text:p text:style-name="P21"><text:span text:style-name="T1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 _('radnih dana')&gt;">radnih dana</text:text-input></text:span><text:span text:style-name="T1">. <text:s/></text:span></text:p>
      <text:p text:style-name="P24"/>
      <text:p text:style-name="P24"/>
      <text:p text:style-name="P24"/>
      <text:p text:style-name="P24"/>
      <text:p text:style-name="P35">____________<text:text-input text:description="&lt;o.employee_id.name or ''&gt;">Employee</text:text-input>___________</text:p>
      <text:p text:style-name="P35"><text:tab/><text:text-input text:description="&lt; _('(podnositelj zahtjeva)')&gt;">(podnositelj zahtjeva)</text:text-input>*</text:p>
      <text:p text:style-name="P24"/>
      <text:p text:style-name="P24"/>
      <text:p text:style-name="P37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0"/>
      <text:p text:style-name="P39">__________________________________________________________________________________________</text:p>
      <text:p text:style-name="P43"><text:text-input text:description="&lt; _('RJEŠENJE O KORIŠTENJU GODIŠNJEG ODMORA') &gt;">RJEŠENJE O KORIŠTENJU GODIŠNJEG ODMORA</text:text-input></text:p>
      <text:p text:style-name="P28"/>
      <text:p text:style-name="P28"/>
      <text:p text:style-name="P24"/>
      <text:p text:style-name="P44"><text:text-input text:description="&lt; _('Odobrava se gore navedeni zahtjev za korištenje godišnjeg odmora.')&gt;">Odobrava se gore navedeni zahtjev za korištenje godišnjeg odmora.</text:text-input></text:p>
      <text:p text:style-name="P26"/>
      <text:p text:style-name="P39">____________________________</text:p>
      <text:p text:style-name="P39"><text:tab/><text:text-input text:description="&lt; _('Potpis i pečat')&gt;">Potpis i pečat</text:text-input></text:p>
      <text:p text:style-name="P19"/>
      <text:p text:style-name="P40"/>
      <text:p text:style-name="P45"><text:text-input text:description="&lt;/if&gt;">end if</text:text-input></text:p>
      <text:p text:style-name="P47"/>
      <text:p text:style-name="P49"><text:text-input text:description="&lt;if test=&quot;'Sick' in o.holiday_status_id.name&quot;&gt;">if sick leave</text:text-input><text:s/></text:p>
      <text:p text:style-name="P50"><text:soft-page-break/></text:p>
      <text:p text:style-name="P22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3"><text:text-input text:description="&lt; _('OBAVJEST O PRIVREMENOJ NESPOSOBNOSTI ZA RAD')&gt; ">OBAVJEST O PRIVREMENOJ NESPOSOBNOSTI ZA RAD</text:text-input></text:p>
      <text:p text:style-name="P34"><text:text-input text:description="&lt; _('(BOLOVANJE)')&gt;">(BOLOVANJE)</text:text-input></text:p>
      <text:p text:style-name="P29"/>
      <text:p text:style-name="P29"/>
      <text:p text:style-name="P29"/>
      <text:p text:style-name="P25"/>
      <text:p text:style-name="P25"/>
      <text:p text:style-name="P56"><text:span text:style-name="T2"><text:text-input text:description="&lt; _('Datum') &gt;">Datum</text:text-input></text:span><text:span text:style-name="T2">: </text:span><text:span text:style-name="T6"><text:text-input text:description="&lt;formatLang(o.document_date or '', date=True)&gt;">RequestDate</text:text-input></text:span></text:p>
      <text:p text:style-name="P25"/>
      <text:p text:style-name="P25"/>
      <text:p text:style-name="P25"/>
      <text:p text:style-name="P56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25"/>
      <text:p text:style-name="P25"/>
      <text:p text:style-name="P25"/>
      <text:p text:style-name="P23"><text:span text:style-name="T1"><text:text-input text:description="&lt; _('Predviđeno trajanje od')&gt;">Predviđeno trajanje od</text:text-input></text:span><text:span text:style-name="T1"><text:s/></text:span><text:span text:style-name="T7"><text:text-input text:description="&lt;formatLang(o.date_from or '',date_time=True)[:11]&gt;">DateFrom</text:text-input></text:span><text:span text:style-name="T1"><text:s/></text:span><text:span text:style-name="T1"><text:text-input text:description="&lt; _('do') &gt;">do</text:text-input></text:span><text:span text:style-name="T1"><text:s/></text:span><text:span text:style-name="T7"><text:text-input text:description="&lt;formatLang(o.date_to or '',date_time=True)[:11] &gt;">DateTo</text:text-input></text:span><text:span text:style-name="T8">, </text:span><text:span text:style-name="T8"><text:text-input text:description="&lt; _('što iznosi')&gt;">što iznosi</text:text-input></text:span><text:span text:style-name="T1"><text:s/></text:span><text:span text:style-name="T5"><text:text-input text:description="&lt;formatLang(o.number_of_days_temp, digits=0) &gt;">NumberOfDays</text:text-input></text:span><text:span text:style-name="T1"><text:s/></text:span><text:span text:style-name="T1"><text:text-input text:description="&lt;_('radnih dana')&gt;">radnih dana</text:text-input></text:span><text:span text:style-name="T1">. <text:s/></text:span></text:p>
      <text:p text:style-name="P25"/>
      <text:p text:style-name="P25"/>
      <text:p text:style-name="P25"/>
      <text:p text:style-name="P25"/>
      <text:p text:style-name="P36">____________<text:text-input text:description="&lt;o.employee_id.name or ''&gt;">Employee</text:text-input>___________</text:p>
      <text:p text:style-name="P36"><text:tab/><text:text-input text:description="&lt; _('(podnositelj zahtjeva)')&gt;">(podnositelj zahtjeva)</text:text-input>*</text:p>
      <text:p text:style-name="P25"/>
      <text:p text:style-name="P25"/>
      <text:p text:style-name="P38">* <text:span text:style-name="T15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1"/>
      <text:p text:style-name="P46"><text:text-input text:description="&lt;/if&gt;">end if</text:text-input></text:p>
      <text:p text:style-name="P48"/>
      <text:p text:style-name="P53"><text:text-input text:description="&lt;if test=&quot;'Legal' in o.holiday_status_id.name and o.type == 'add'&quot;&gt;">if allocation</text:text-input></text:p>
      <text:p text:style-name="P15"/>
      <text:p text:style-name="P15"><text:soft-page-break/><text:text-input text:description="&lt; _('Na temelju odredbe čl. 85. st. 1. i 4. Zakona o radu (Nar. Nov. br., 93/14.)')&gt;">Na temelju odredbe čl. 85. st. 1. i 4. Zakona o radu (Nar. Nov. br., 93/14.)</text:text-input></text:p>
      <text:p text:style-name="P10"><text:span text:style-name="T17"><text:text-input text:description="&lt; _('poslodavac')&gt;">poslodavac</text:text-input></text:span><text:s/><text:span text:style-name="T11"><text:text-input text:description="&lt;o.employee_id.company_id.name&gt;">Company</text:text-input></text:span><text:span text:style-name="T16">, </text:span><text:span text:style-name="T12"><text:text-input text:description="&lt;o.employee_id.company_id.street&gt;">Address</text:text-input></text:span><text:span text:style-name="T16">, </text:span><text:span text:style-name="T12"><text:text-input text:description="&lt;o.employee_id.company_id.city&gt;">City</text:text-input></text:span></text:p>
      <text:p text:style-name="P11"><text:span text:style-name="T17"><text:text-input text:description="&lt; _('radniku')&gt;">radniku</text:text-input></text:span><text:s/><text:span text:style-name="T10"><text:text-input text:description="&lt;o.employee_id.name or ''&gt;">Employee</text:text-input></text:span><text:span text:style-name="T16"><text:s/></text:span><text:span text:style-name="T16"><text:text-input text:description="&lt; _('(u nastavku: Radnik)')&gt;">(u nastavku: Radnik)</text:text-input></text:span><text:span text:style-name="T16">,</text:span></text:p>
      <text:p text:style-name="P12"><text:text-input text:description="&lt; _('upućuje sljedeću')&gt;">upućuje sljedeću</text:text-input></text:p>
      <text:p text:style-name="P8"/>
      <text:p text:style-name="P8"/>
      <text:p text:style-name="P8"/>
      <text:p text:style-name="P1"><text:text-input text:description="&lt; _('OBAVIJEST')&gt;">OBAVIJEST</text:text-input></text:p>
      <text:p text:style-name="P1"><text:text-input text:description="&lt; _('O TRAJANJU GODIŠNJEG ODMORA')&gt;">O TRAJANJU GODIŠNJEG ODMORA</text:text-input></text:p>
      <text:p text:style-name="P2"/>
      <text:p text:style-name="P14"><text:span text:style-name="T19"><text:text-input text:description="&lt; _('Radniku je na temelju odredaba Ugovora o radu te Pravilnika o radu utvrđeno pravo na godišnji odmor za')&gt;">Radniku je na temelju odredaba Ugovora o radu te Pravilnika o radu utvrđeno pravo na godišnji odmor za</text:text-input></text:span><text:span text:style-name="T19"><text:s/></text:span><text:span text:style-name="T13"><text:text-input text:description="&lt; o.holiday_status_id.year or '' &gt;">Year</text:text-input></text:span><text:span text:style-name="T13">.</text:span><text:span text:style-name="T19"> </text:span><text:span text:style-name="T19"><text:text-input text:description="&lt; _('godinu u ukupnom trajanju od')&gt;">godinu u ukupnom trajanju od</text:text-input></text:span><text:span text:style-name="T19"><text:s/></text:span><text:span text:style-name="T13"><text:text-input text:description="&lt;formatLang(o.number_of_days_temp, digits=0) &gt;">NumberOfDays</text:text-input></text:span><text:span text:style-name="T19"><text:s/></text:span><text:span text:style-name="T20"><text:text-input text:description="&lt; _('radni(h) dan(a)')&gt;">radni(h) dan(a)</text:text-input></text:span><text:span text:style-name="T19">.</text:span></text:p>
      <text:p text:style-name="P9"/>
      <text:p text:style-name="P12"><text:text-input text:description="&lt; _('O rasporedu korištenja godišnjeg odmora radnik i poslodavac će se dogovoriti naknadno.')&gt;">O rasporedu korištenja godišnjeg odmora radnik i poslodavac će se dogovoriti naknadno.</text:text-input></text:p>
      <text:p text:style-name="P9"/>
      <text:p text:style-name="P9"/>
      <text:p text:style-name="P9"/>
      <text:p text:style-name="P9"/>
      <text:p text:style-name="P9"/>
      <text:p text:style-name="P7"/>
      <text:p text:style-name="P4">U <text:text-input text:description="&lt;  {'HR':'Zagrebu', 'RS':'Beogradu', 'SI':'Ljubljani', 'BA':'Sarajevu'}.get(o.employee_id.company_id.partner_id.country_id.code, '________________') &gt;">City</text:text-input>, <text:span text:style-name="T14"><text:text-input text:description="&lt;formatLang(o.document_date or '', date=True)&gt;">RequestDate</text:text-input></text:span></text:p>
      <text:p text:style-name="P3"/>
      <text:p text:style-name="P3"/>
      <text:p text:style-name="P5"/>
      <text:p text:style-name="P1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"><text:text-input text:description="&lt; _('Za poslodavca')&gt;">Za poslodavca</text:text-input>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6"><text:text-input text:description="&lt; _('Radnik')&gt;">Radnik</text:text-input></text:p>
          </table:table-cell>
        </table:table-row>
        <table:table-row>
          <table:table-cell table:style-name="Table1.B1" office:value-type="string">
            <text:p text:style-name="P18"><text:span text:style-name="T21"><text:text-input text:description="&lt;company.partner_id.user_id.name &gt;">user</text:text-input></text:span><text:span text:style-name="T21"><text:text-input text:description="&lt;company.partner_id.user_id.title_after and (', ' + company.partner_id.user_id.title_after.name) or '' &gt;">title_after</text:text-input></text:span><text:span text:style-name="T21">, </text:span><text:span text:style-name="T18"><text:text-input text:description="&lt;company.partner_id.user_id.function or '' &gt;">function</text:text-input></text:span></text:p>
          </table:table-cell>
          <table:table-cell table:style-name="Table1.B1" office:value-type="string">
            <text:p text:style-name="P16"/>
          </table:table-cell>
          <table:table-cell table:style-name="Table1.B1" office:value-type="string">
            <text:p text:style-name="P17"/>
          </table:table-cell>
        </table:table-row>
      </table:table>
      <text:p text:style-name="P5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1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8-04-03T17:54:19.145883230</dc:date>
    <meta:print-date>2016-03-11T12:22:00</meta:print-date>
    <meta:editing-cycles>134</meta:editing-cycles>
    <meta:generator>LibreOffice/5.4.3.2$Linux_X86_64 LibreOffice_project/40m0$Build-2</meta:generator>
    <meta:editing-duration>P1DT15H8M45S</meta:editing-duration>
    <meta:document-statistic meta:table-count="1" meta:image-count="0" meta:object-count="0" meta:page-count="3" meta:paragraph-count="41" meta:word-count="370" meta:character-count="1654" meta:non-whitespace-character-count="1481"/>
  </office:meta>
</office:document-meta>
</file>